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87])" office:value-type="float" office:value="56464" calcext:value-type="float">
            <text:p>56.464,00</text:p>
          </table:table-cell>
          <table:table-cell table:formula="of:=SUM([.E8:.E85])" office:value-type="float" office:value="102484.21" calcext:value-type="float">
            <text:p>102.484,21</text:p>
          </table:table-cell>
          <table:table-cell table:style-name="ce192"/>
          <table:table-cell table:style-name="ce202" table:formula="of:=[.G6]-[.D1]+[.E1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91" office:value-type="date" office:date-value="2021-09-05" calcext:value-type="date">
            <text:p>05.09.2021</text:p>
          </table:table-cell>
          <table:table-cell table:style-name="ce91" office:value-type="string" calcext:value-type="string">
            <text:p>Lise Kira hacı – ayşe</text:p>
          </table:table-cell>
          <table:table-cell table:style-name="Default"/>
          <table:table-cell table:style-name="ce125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125" office:value-type="float" office:value="25000" calcext:value-type="float">
            <text:p>25.000,00</text:p>
          </table:table-cell>
          <table:table-cell table:style-name="ce125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ce112" office:value-type="string" calcext:value-type="string">
            <text:p>balkabağı malzeme 5685 TL</text:p>
          </table:table-cell>
          <table:table-cell table:style-name="ce125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65568.62" calcext:value-type="float">
            <text:p>-65.568,6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table:style-name="ce186"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1-10-05" calcext:value-type="date">
            <text:p>05.10.2021</text:p>
          </table:table-cell>
          <table:table-cell table:style-name="ce186" office:value-type="string" calcext:value-type="string">
            <text:p>mesut deliduman kira senet 30-10-2021 </text:p>
          </table:table-cell>
          <table:table-cell/>
          <table:table-cell table:style-name="ce194" office:value-type="float" office:value="14400" calcext:value-type="float">
            <text:p>14.400,00</text:p>
          </table:table-cell>
          <table:table-cell/>
          <table:table-cell table:style-name="ce205" table:formula="of:=[.E50]-[.D50]+[.G49]" office:value-type="float" office:value="-51168.62" calcext:value-type="float">
            <text:p>-51.168,62</text:p>
          </table:table-cell>
          <table:table-cell table:number-columns-repeated="57"/>
        </table:table-row>
        <table:table-row table:style-name="ro1">
          <table:table-cell/>
          <table:table-cell table:style-name="ce91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21" office:value-type="float" office:value="100" calcext:value-type="float">
            <text:p>100,00</text:p>
          </table:table-cell>
          <table:table-cell table:number-columns-repeated="2"/>
          <table:table-cell table:style-name="ce205" table:formula="of:=[.E51]-[.D51]+[.G50]" office:value-type="float" office:value="-51268.62" calcext:value-type="float">
            <text:p>-51.26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Default" office:value-type="string" calcext:value-type="string">
            <text:p>ilhan balcıdan alınan 2 adet sayac rekoru</text:p>
          </table:table-cell>
          <table:table-cell table:style-name="ce21" office:value-type="float" office:value="20" calcext:value-type="float">
            <text:p>20,00</text:p>
          </table:table-cell>
          <table:table-cell table:number-columns-repeated="2"/>
          <table:table-cell table:style-name="ce205" table:formula="of:=[.E52]-[.D52]+[.G51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Default"/>
          <table:table-cell table:style-name="ce21"/>
          <table:table-cell table:number-columns-repeated="2"/>
          <table:table-cell table:style-name="ce205" table:formula="of:=[.E53]-[.D53]+[.G52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Default"/>
          <table:table-cell table:style-name="ce21"/>
          <table:table-cell table:number-columns-repeated="2"/>
          <table:table-cell table:style-name="ce205" table:formula="of:=[.E54]-[.D54]+[.G53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Default"/>
          <table:table-cell table:style-name="ce21"/>
          <table:table-cell table:number-columns-repeated="2"/>
          <table:table-cell table:style-name="ce205" table:formula="of:=[.E55]-[.D55]+[.G54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Default"/>
          <table:table-cell table:style-name="ce21"/>
          <table:table-cell table:number-columns-repeated="2"/>
          <table:table-cell table:style-name="ce205" table:formula="of:=[.E56]-[.D56]+[.G55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7]-[.D57]+[.G56]" office:value-type="float" office:value="-11288.62" calcext:value-type="float">
            <text:p>-11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ski kredi 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denmeyen fark faiz <text:s/>75 - <text:s text:c="2"/>40 <text:s/>= 35 00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64]-[.D64]+[.G57]" office:value-type="float" office:value="-11288.62" calcext:value-type="float">
            <text:p>-11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65]-[.D65]+[.G64]" office:value-type="float" office:value="-14288.62" calcext:value-type="float">
            <text:p>-14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66]-[.D66]+[.G65]" office:value-type="float" office:value="-14007.62" calcext:value-type="float">
            <text:p>-14.007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2</text:p>
          </table:table-cell>
          <table:table-cell table:style-name="ce125"/>
          <table:table-cell table:style-name="ce125" office:value-type="float" office:value="282" calcext:value-type="float">
            <text:p>282,00</text:p>
          </table:table-cell>
          <table:table-cell/>
          <table:table-cell table:style-name="ce205" table:formula="of:=[.E67]-[.D67]+[.G66]" office:value-type="float" office:value="-13725.62" calcext:value-type="float">
            <text:p>-13.7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 office:value-type="date" office:date-value="2021-10-30" calcext:value-type="date">
            <text:p>30.10.2021</text:p>
          </table:table-cell>
          <table:table-cell table:style-name="ce120" office:value-type="string" calcext:value-type="string">
            <text:p>Mesutun 14400 senedi ÖDENMEDİ</text:p>
          </table:table-cell>
          <table:table-cell table:style-name="ce127" office:value-type="float" office:value="14400" calcext:value-type="float">
            <text:p>14.400,00</text:p>
          </table:table-cell>
          <table:table-cell table:style-name="ce125"/>
          <table:table-cell/>
          <table:table-cell table:style-name="ce205" table:formula="of:=[.E68]-[.D68]+[.G67]" office:value-type="float" office:value="-28125.62" calcext:value-type="float">
            <text:p>-28.1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5" table:formula="of:=[.E69]-[.D69]+[.G68]" office:value-type="float" office:value="-29445.62" calcext:value-type="float">
            <text:p>-29.4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70]-[.D70]+[.G69]" office:value-type="float" office:value="-29245.62" calcext:value-type="float">
            <text:p>-29.2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number-columns-repeated="2"/>
          <table:table-cell table:style-name="ce205" table:formula="of:=[.E71]-[.D71]+[.G70]" office:value-type="float" office:value="-29245.62" calcext:value-type="float">
            <text:p>-29.24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05" table:formula="of:=[.E72]-[.D72]+[.G71]" office:value-type="float" office:value="-29335.62" calcext:value-type="float">
            <text:p>-29.3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205" table:formula="of:=[.E73]-[.D73]+[.G72]" office:value-type="float" office:value="-29535.62" calcext:value-type="float">
            <text:p>-29.5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205" table:formula="of:=[.E74]-[.D74]+[.G73]" office:value-type="float" office:value="-29585.62" calcext:value-type="float">
            <text:p>-29.58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ce205" table:formula="of:=[.E75]-[.D75]+[.G74]" office:value-type="float" office:value="-29610.62" calcext:value-type="float">
            <text:p>-29.610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205" table:formula="of:=[.E76]-[.D76]+[.G75]" office:value-type="float" office:value="-29625.62" calcext:value-type="float">
            <text:p>-29.62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table:style-name="ce205" table:formula="of:=[.E77]-[.D77]+[.G76]" office:value-type="float" office:value="-29670.62" calcext:value-type="float">
            <text:p>-29.67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5" table:formula="of:=[.E78]-[.D78]+[.G77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</text:p>
          </table:table-cell>
          <table:table-cell table:number-columns-repeated="3"/>
          <table:table-cell table:style-name="ce205" table:formula="of:=[.E79]-[.D79]+[.G78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0"/>
        <table:table-column table:style-name="co11" table:default-cell-style-name="ce146"/>
        <table:table-column table:style-name="co12" table:default-cell-style-name="ce146"/>
        <table:table-column table:style-name="co9" table:default-cell-style-name="ce125"/>
        <table:table-column table:style-name="co13" table:default-cell-style-name="ce125"/>
        <table:table-column table:style-name="co14" table:number-columns-repeated="3" table:default-cell-style-name="ce125"/>
        <table:table-column table:style-name="co15" table:default-cell-style-name="ce125"/>
        <table:table-column table:style-name="co16" table:default-cell-style-name="ce125"/>
        <table:table-column table:style-name="co14" table:default-cell-style-name="ce125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12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1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127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10200" calcext:value-type="float">
            <text:p>10.200,00</text:p>
          </table:table-cell>
          <table:table-cell table:style-name="ce160" table:formula="of:=[$'051 Ap Mlngz'.D19]" office:value-type="float" office:value="850" calcext:value-type="float">
            <text:p>850,00</text:p>
          </table:table-cell>
          <table:table-cell table:style-name="ce160" table:formula="of:=[$'051 Ap Mlngz'.E19]" office:value-type="float" office:value="9350" calcext:value-type="float">
            <text:p>9.350,00</text:p>
          </table:table-cell>
          <table:table-cell table:style-name="ce159"/>
          <table:table-cell table:style-name="ce127"/>
          <table:table-cell table:style-name="ce127" table:formula="of:=[.F7]*[.J5]" office:value-type="float" office:value="460.7" calcext:value-type="float">
            <text:p>460,70</text:p>
          </table:table-cell>
          <table:table-cell table:style-name="ce127" table:formula="of:=[.F7]*[.K5]" office:value-type="float" office:value="106.25" calcext:value-type="float">
            <text:p>106,25</text:p>
          </table:table-cell>
          <table:table-cell table:style-name="ce127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1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7" table:formula="of:=[$'05 Ap'.C3]" office:value-type="float" office:value="22728" calcext:value-type="float">
            <text:p>22.728,00</text:p>
          </table:table-cell>
          <table:table-cell table:style-name="ce127" table:formula="of:=[$'05 Ap'.D3]" office:value-type="float" office:value="22728" calcext:value-type="float">
            <text:p>22.728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127"/>
          <table:table-cell table:style-name="ce127" table:formula="of:=[.F10]*[.J9]" office:value-type="float" office:value="12318.576" calcext:value-type="float">
            <text:p>12.318,58</text:p>
          </table:table-cell>
          <table:table-cell table:style-name="ce127" table:formula="of:=[.F10]*[.K9]" office:value-type="float" office:value="2841" calcext:value-type="float">
            <text:p>2.841,00</text:p>
          </table:table-cell>
          <table:table-cell table:style-name="ce127" table:formula="of:=[.F10]*[.L9]" office:value-type="float" office:value="7568.424" calcext:value-type="float">
            <text:p>7.568,42</text:p>
          </table:table-cell>
          <table:table-cell table:style-name="ce127"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5"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12779.276" calcext:value-type="float">
            <text:p>12.779,28</text:p>
          </table:table-cell>
          <table:table-cell table:style-name="ce200" table:formula="of:=[.K10]+[.K7]+[.K6]" office:value-type="float" office:value="2947.25" calcext:value-type="float">
            <text:p>2.947,25</text:p>
          </table:table-cell>
          <table:table-cell table:style-name="ce200" table:formula="of:=[.L10]+[.L7]+[.L6]" office:value-type="float" office:value="7851.474" calcext:value-type="float">
            <text:p>7.851,47</text:p>
          </table:table-cell>
          <table:table-cell table:style-name="ce127"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1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7" table:formula="of:=[$'05 Ap'.C19]" office:value-type="float" office:value="11364" calcext:value-type="float">
            <text:p>11.364,00</text:p>
          </table:table-cell>
          <table:table-cell table:style-name="ce127" table:formula="of:=[$'05 Ap'.D19]" office:value-type="float" office:value="11364" calcext:value-type="float">
            <text:p>11.364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3693.3" calcext:value-type="float">
            <text:p>3.693,30</text:p>
          </table:table-cell>
          <table:table-cell table:style-name="ce160" table:formula="of:=[.F15]*[.K14]" office:value-type="float" office:value="852.3" calcext:value-type="float">
            <text:p>852,30</text:p>
          </table:table-cell>
          <table:table-cell table:style-name="ce160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4"/>
          <table:table-cell/>
        </table:table-row>
        <table:table-row table:style-name="ro1">
          <table:table-cell table:style-name="ce91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127" table:formula="of:=[.E5]+[.E7]+[.E10]+[.E15]" office:value-type="float" office:value="58692" calcext:value-type="float">
            <text:p>58.692,00</text:p>
          </table:table-cell>
          <table:table-cell table:style-name="ce127" table:formula="of:=[.F5]+[.F7]+[.F10]+[.F15]" office:value-type="float" office:value="34942" calcext:value-type="float">
            <text:p>34.942,00</text:p>
          </table:table-cell>
          <table:table-cell table:style-name="ce127" table:formula="of:=[.G5]+[.G7]+[.G10]+[.G15]" office:value-type="float" office:value="23750" calcext:value-type="float">
            <text:p>23.750,00</text:p>
          </table:table-cell>
          <table:table-cell table:style-name="ce159"/>
          <table:table-cell table:style-name="ce127"/>
          <table:table-cell table:style-name="ce127" table:formula="of:=[.J5]+[.J7]+[.J10]+[.J15]" office:value-type="float" office:value="16473.118" calcext:value-type="float">
            <text:p>16.473,12</text:p>
          </table:table-cell>
          <table:table-cell table:style-name="ce127" table:formula="of:=[.K5]+[.K7]+[.K10]+[.K15]" office:value-type="float" office:value="3799.675" calcext:value-type="float">
            <text:p>3.799,68</text:p>
          </table:table-cell>
          <table:table-cell table:style-name="ce127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7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13000" calcext:value-type="float">
            <text:p>13.000,00</text:p>
          </table:table-cell>
          <table:table-cell table:style-name="ce160" table:formula="of:=[.F21]*[.I20]" office:value-type="float" office:value="13000" calcext:value-type="float">
            <text:p>13.000,00</text:p>
          </table:table-cell>
          <table:table-cell table:style-name="ce160" table:formula="of:=[.F21]*[.J20]" office:value-type="float" office:value="13000" calcext:value-type="float">
            <text:p>13.000,00</text:p>
          </table:table-cell>
          <table:table-cell table:style-name="ce160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110692" calcext:value-type="float">
            <text:p>110.692,00</text:p>
          </table:table-cell>
          <table:table-cell table:style-name="ce160" table:formula="of:=[.F21]+[.F15]+[.F10]+[.F5]+[.F7]" office:value-type="float" office:value="86942" calcext:value-type="float">
            <text:p>86.942,00</text:p>
          </table:table-cell>
          <table:table-cell table:style-name="ce160" table:formula="of:=[.G21]+[.G15]+[.G10]+[.G5]+[.G7]" office:value-type="float" office:value="23750" calcext:value-type="float">
            <text:p>23.750,00</text:p>
          </table:table-cell>
          <table:table-cell table:style-name="ce160" table:formula="of:=[.H21]+[.H15]+[.H10]+[.H6]+[.H7]" office:value-type="float" office:value="13000" calcext:value-type="float">
            <text:p>13.000,00</text:p>
          </table:table-cell>
          <table:table-cell table:style-name="ce160" table:formula="of:=[.I21]+[.I15]+[.I10]+[.I6]+[.I7]" office:value-type="float" office:value="13000" calcext:value-type="float">
            <text:p>13.000,00</text:p>
          </table:table-cell>
          <table:table-cell table:style-name="ce160" table:formula="of:=[.J21]+[.J15]+[.J10]+[.J6]+[.J7]" office:value-type="float" office:value="29472.576" calcext:value-type="float">
            <text:p>29.472,58</text:p>
          </table:table-cell>
          <table:table-cell table:style-name="ce160" table:formula="of:=[.K21]+[.K15]+[.K10]+[.K6]+[.K7]" office:value-type="float" office:value="16799.55" calcext:value-type="float">
            <text:p>16.799,55</text:p>
          </table:table-cell>
          <table:table-cell table:style-name="ce160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1"/>
          <table:table-cell table:style-name="ce224" office:value-type="string" calcext:value-type="string">
            <text:p>Lise Arkası kira </text:p>
          </table:table-cell>
          <table:table-cell table:style-name="ce230" table:number-columns-repeated="5"/>
        </table:table-row>
        <table:table-row table:style-name="ro1">
          <table:table-cell table:style-name="ce201"/>
          <table:table-cell/>
          <table:table-cell table:style-name="ce230" table:number-columns-repeated="5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Kalan Kira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3" office:value-type="date" office:date-value="2021-08-30" calcext:value-type="date">
            <text:p>30.08.2021</text:p>
          </table:table-cell>
          <table:table-cell table:style-name="ce227" office:value-type="string" calcext:value-type="string">
            <text:p>Murat Çalışkan</text:p>
          </table:table-cell>
          <table:table-cell table:number-columns-repeated="2" table:style-name="ce232" office:value-type="float" office:value="52000" calcext:value-type="float">
            <text:p>52.000,00</text:p>
          </table:table-cell>
          <table:table-cell table:style-name="ce232" table:formula="of:=[.C6]-[.D6]" office:value-type="float" office:value="0" calcext:value-type="float">
            <text:p>0,00</text:p>
          </table:table-cell>
          <table:table-cell table:style-name="ce232"/>
          <table:table-cell table:style-name="ce232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201"/>
          <table:table-cell table:style-name="ce228" office:value-type="string" calcext:value-type="string">
            <text:p>30.08.2021-2022</text:p>
          </table:table-cell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 table:style-name="ce213"/>
          <table:table-cell table:style-name="ce227"/>
          <table:table-cell table:style-name="ce232"/>
          <table:table-cell/>
          <table:table-cell table:style-name="ce232" table:number-columns-repeated="3"/>
        </table:table-row>
        <table:table-row table:style-name="ro1">
          <table:table-cell table:style-name="ce213" office:value-type="date" office:date-value="2020-12-08" calcext:value-type="date">
            <text:p>08.12.2020</text:p>
          </table:table-cell>
          <table:table-cell table:style-name="ce227" office:value-type="string" calcext:value-type="string">
            <text:p>2020 ygv 1. taksit hesaben ödendi</text:p>
          </table:table-cell>
          <table:table-cell table:style-name="ce232" table:number-columns-repeated="3"/>
          <table:table-cell table:style-name="ce232" office:value-type="float" office:value="1328.31" calcext:value-type="float">
            <text:p>1.328,31</text:p>
          </table:table-cell>
          <table:table-cell table:style-name="ce232"/>
        </table:table-row>
        <table:table-row table:style-name="ro1">
          <table:table-cell table:style-name="ce213" office:value-type="date" office:date-value="2020-12-08" calcext:value-type="date">
            <text:p>08.12.2020</text:p>
          </table:table-cell>
          <table:table-cell table:style-name="ce227" office:value-type="string" calcext:value-type="string">
            <text:p>2020 ygv 2. taksit hesaben ödendi</text:p>
          </table:table-cell>
          <table:table-cell table:style-name="ce232" table:number-columns-repeated="3"/>
          <table:table-cell table:style-name="ce232" office:value-type="float" office:value="874.56" calcext:value-type="float">
            <text:p>874,56</text:p>
          </table:table-cell>
          <table:table-cell table:style-name="ce232"/>
        </table:table-row>
        <table:table-row table:style-name="ro1">
          <table:table-cell table:style-name="ce213" office:value-type="date" office:date-value="2021-10-15" calcext:value-type="date">
            <text:p>15.10.2021</text:p>
          </table:table-cell>
          <table:table-cell table:style-name="ce227" office:value-type="string" calcext:value-type="string">
            <text:p>2020 ygv 2. taksit kk ile ödendi</text:p>
          </table:table-cell>
          <table:table-cell table:number-columns-repeated="2"/>
          <table:table-cell table:style-name="ce232"/>
          <table:table-cell table:style-name="ce232" office:value-type="float" office:value="370.82" calcext:value-type="float">
            <text:p>370,82</text:p>
          </table:table-cell>
          <table:table-cell table:style-name="ce232"/>
        </table:table-row>
        <table:table-row table:style-name="ro1">
          <table:table-cell table:style-name="ce214" office:value-type="date" office:date-value="2020-12-08" calcext:value-type="date">
            <text:p>08.12.2020</text:p>
          </table:table-cell>
          <table:table-cell table:style-name="ce227" office:value-type="string" calcext:value-type="string">
            <text:p>vergi iadesi 2019 hesaben tahsilat</text:p>
          </table:table-cell>
          <table:table-cell table:style-name="ce232"/>
          <table:table-cell table:style-name="ce232" office:value-type="float" office:value="2202.87" calcext:value-type="float">
            <text:p>2.202,87</text:p>
          </table:table-cell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9"/>
          <table:table-cell table:style-name="ce230" table:number-columns-repeated="2"/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6:.C14])" office:value-type="float" office:value="52000" calcext:value-type="float">
            <text:p>52.000,00</text:p>
          </table:table-cell>
          <table:table-cell table:style-name="ce234" table:formula="of:=SUM([.D6:.D14])" office:value-type="float" office:value="54202.87" calcext:value-type="float">
            <text:p>54.202,87</text:p>
          </table:table-cell>
          <table:table-cell table:style-name="ce235" table:formula="of:=SUM([.E6:.E14])" office:value-type="float" office:value="0" calcext:value-type="float">
            <text:p>0,00</text:p>
          </table:table-cell>
          <table:table-cell table:style-name="ce234" table:formula="of:=SUM([.F6:.F14])" office:value-type="float" office:value="2573.69" calcext:value-type="float">
            <text:p>2.573,69</text:p>
          </table:table-cell>
          <table:table-cell table:style-name="ce239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236" office:value-type="string" calcext:value-type="string">
            <text:p><text:s/>Toplam Kira Geliri</text:p>
          </table:table-cell>
          <table:table-cell/>
          <table:table-cell table:style-name="ce127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120"/>
          <table:table-cell/>
          <table:table-cell table:style-name="ce127"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120" office:value-type="string" calcext:value-type="string">
            <text:p>Ayşe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120" office:value-type="string" calcext:value-type="string">
            <text:p>Ali 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20" office:value-type="string" calcext:value-type="string">
            <text:p>Atila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20" office:value-type="string" calcext:value-type="string">
            <text:p>Hacı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1"/>
        <table:table-column table:style-name="co22" table:default-cell-style-name="Default"/>
        <table:table-column table:style-name="co23" table:default-cell-style-name="Default"/>
        <table:table-column table:style-name="co14" table:default-cell-style-name="ce230"/>
        <table:table-column table:style-name="co24" table:default-cell-style-name="ce120"/>
        <table:table-column table:style-name="co25" table:default-cell-style-name="Default"/>
        <table:table-column table:style-name="co26" table:default-cell-style-name="ce234"/>
        <table:table-row table:style-name="ro1">
          <table:table-cell/>
          <table:table-cell table:style-name="ce224" office:value-type="string" calcext:value-type="string">
            <text:p>Ali Paşa Ön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2/3</text:p>
          </table:table-cell>
          <table:table-cell table:number-columns-repeated="2" table:style-name="ce232" office:value-type="float" office:value="22728" calcext:value-type="float">
            <text:p>22.728,00</text:p>
          </table:table-cell>
          <table:table-cell table:style-name="ce232" table:formula="of:=[.C3]-[.D3]" office:value-type="float" office:value="0" calcext:value-type="float">
            <text:p>0,00</text:p>
          </table:table-cell>
          <table:table-cell table:style-name="ce232"/>
          <table:table-cell table:style-name="ce232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213"/>
          <table:table-cell table:style-name="ce227" office:value-type="string" calcext:value-type="string">
            <text:p>ciğerci</text:p>
          </table:table-cell>
          <table:table-cell table:style-name="ce232" office:value-type="float" office:value="10200" calcext:value-type="float">
            <text:p>10.200,00</text:p>
          </table:table-cell>
          <table:table-cell table:style-name="ce232" office:value-type="float" office:value="850" calcext:value-type="float">
            <text:p>850,00</text:p>
          </table:table-cell>
          <table:table-cell table:style-name="ce232" table:formula="of:=[.C4]-[.D4]" office:value-type="float" office:value="9350" calcext:value-type="float">
            <text:p>9.350,00</text:p>
          </table:table-cell>
          <table:table-cell table:style-name="ce232"/>
          <table:table-cell table:style-name="ce232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233" office:value-type="float" office:value="14400" calcext:value-type="float">
            <text:p>14.400,00</text:p>
          </table:table-cell>
          <table:table-cell table:style-name="ce233"/>
          <table:table-cell table:style-name="ce232" table:formula="of:=[.C5]-[.D5]" office:value-type="float" office:value="14400" calcext:value-type="float">
            <text:p>14.400,00</text:p>
          </table:table-cell>
          <table:table-cell table:style-name="ce237"/>
          <table:table-cell table:style-name="ce232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3:.C5])" office:value-type="float" office:value="47328" calcext:value-type="float">
            <text:p>47.328,00</text:p>
          </table:table-cell>
          <table:table-cell table:style-name="ce234" table:formula="of:=SUM([.D3:.D5])" office:value-type="float" office:value="23578" calcext:value-type="float">
            <text:p>23.578,00</text:p>
          </table:table-cell>
          <table:table-cell table:style-name="ce240" table:formula="of:=SUM([.E3:.E5])" office:value-type="float" office:value="23750" calcext:value-type="float">
            <text:p>23.750,00</text:p>
          </table:table-cell>
          <table:table-cell table:style-name="ce234" table:formula="of:=SUM([.F3:.F5])" office:value-type="float" office:value="0" calcext:value-type="float">
            <text:p>0,00</text:p>
          </table:table-cell>
          <table:table-cell table:style-name="ce239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Ön Toplam Kira Geliri</text:p>
          </table:table-cell>
          <table:table-cell/>
          <table:table-cell table:style-name="ce127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215"/>
          <table:table-cell table:number-columns-repeated="2"/>
          <table:table-cell table:style-name="Default"/>
          <table:table-cell/>
          <table:table-cell table:style-name="ce238"/>
          <table:table-cell/>
        </table:table-row>
        <table:table-row table:style-name="ro1">
          <table:table-cell/>
          <table:table-cell table:style-name="ce224" office:value-type="string" calcext:value-type="string">
            <text:p>Ali Paşa Arka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1/3</text:p>
          </table:table-cell>
          <table:table-cell table:number-columns-repeated="2" table:style-name="ce233" office:value-type="float" office:value="11364" calcext:value-type="float">
            <text:p>11.364,00</text:p>
          </table:table-cell>
          <table:table-cell table:style-name="ce232" table:formula="of:=[.C19]-[.D19]" office:value-type="float" office:value="0" calcext:value-type="float">
            <text:p>0,00</text:p>
          </table:table-cell>
          <table:table-cell table:style-name="ce237"/>
          <table:table-cell table:style-name="ce232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19:.C19])" office:value-type="float" office:value="11364" calcext:value-type="float">
            <text:p>11.364,00</text:p>
          </table:table-cell>
          <table:table-cell table:style-name="ce234" table:formula="of:=SUM([.D19:.D20])" office:value-type="float" office:value="11364" calcext:value-type="float">
            <text:p>11.364,00</text:p>
          </table:table-cell>
          <table:table-cell table:style-name="ce240" table:formula="of:=SUM([.E19:.E20])" office:value-type="float" office:value="0" calcext:value-type="float">
            <text:p>0,00</text:p>
          </table:table-cell>
          <table:table-cell table:style-name="ce234" table:formula="of:=SUM([.F19:.F19])" office:value-type="float" office:value="0" calcext:value-type="float">
            <text:p>0,00</text:p>
          </table:table-cell>
          <table:table-cell table:style-name="ce239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Arka Toplam Kira Geliri</text:p>
          </table:table-cell>
          <table:table-cell/>
          <table:table-cell table:style-name="ce127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236"/>
          <table:table-cell/>
          <table:table-cell table:style-name="ce127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91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91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Milangaz 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1-04-20" calcext:value-type="date">
            <text:p>20.04.2021</text:p>
          </table:table-cell>
          <table:table-cell table:style-name="ce228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10200" calcext:value-type="float">
            <text:p>10.200,00</text:p>
          </table:table-cell>
          <table:table-cell table:style-name="ce234" table:formula="of:=SUM([.D3:.D16])" office:value-type="float" office:value="850" calcext:value-type="float">
            <text:p>850,00</text:p>
          </table:table-cell>
          <table:table-cell table:style-name="ce240" table:formula="of:=SUM([.E3:.E16])" office:value-type="float" office:value="9350" calcext:value-type="float">
            <text:p>9.35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27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120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120"/>
          <table:table-cell table:style-name="ce238"/>
          <table:table-cell table:style-name="ce234"/>
        </table:table-row>
        <table:table-row table:style-name="ro1" table:number-rows-repeated="2">
          <table:table-cell table:style-name="ce91"/>
          <table:table-cell table:style-name="Default" table:number-columns-repeated="6"/>
        </table:table-row>
        <table:table-row table:style-name="ro1">
          <table:table-cell table:style-name="ce91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Aygaz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1-04-20" calcext:value-type="date">
            <text:p>20.04.2021</text:p>
          </table:table-cell>
          <table:table-cell table:style-name="ce228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14400" calcext:value-type="float">
            <text:p>14.40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14400" calcext:value-type="float">
            <text:p>14.40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27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120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120"/>
          <table:table-cell table:style-name="ce238"/>
          <table:table-cell table:style-name="ce234"/>
        </table:table-row>
        <table:table-row table:style-name="ro1" table:number-rows-repeated="2">
          <table:table-cell table:style-name="ce91"/>
          <table:table-cell table:style-name="Default" table:number-columns-repeated="6"/>
        </table:table-row>
        <table:table-row table:style-name="ro1">
          <table:table-cell table:style-name="ce91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120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9"/>
        </table:table-row>
        <table:table-row table:style-name="ro1">
          <table:table-cell table:number-columns-repeated="3"/>
          <table:table-cell table:style-name="ce249" office:value-type="string" calcext:value-type="string">
            <text:p>DOĞUŞ</text:p>
          </table:table-cell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0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42" office:value-type="string" calcext:value-type="string">
            <text:p>2020 nakli yekün</text:p>
          </table:table-cell>
          <table:table-cell table:style-name="ce245" office:value-type="float" office:value="-20695.8" calcext:value-type="float">
            <text:p>-+20.695,80</text:p>
          </table:table-cell>
          <table:table-cell table:style-name="ce251"/>
          <table:table-cell table:style-name="ce256" table:formula="of:=[.C7]" office:value-type="float" office:value="-20695.8" calcext:value-type="float">
            <text:p>-20.695,80</text:p>
          </table:table-cell>
          <table:table-cell table:style-name="ce24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42" office:value-type="string" calcext:value-type="string">
            <text:p>2021 Lise arkası Kira Geliri</text:p>
          </table:table-cell>
          <table:table-cell table:style-name="ce246" office:value-type="float" office:value="13000" calcext:value-type="float">
            <text:p>+13.000,00</text:p>
          </table:table-cell>
          <table:table-cell table:style-name="ce252"/>
          <table:table-cell table:style-name="ce257" table:formula="of:=[.E7]-[.C8]+[.D8]" office:value-type="float" office:value="-33695.8" calcext:value-type="float">
            <text:p>-33.695,80</text:p>
          </table:table-cell>
          <table:table-cell table:style-name="ce242"/>
        </table:table-row>
        <table:table-row table:style-name="ro2">
          <table:table-cell table:style-name="ce91" office:value-type="date" office:date-value="2021-09-07" calcext:value-type="date">
            <text:p>07.09.2021</text:p>
          </table:table-cell>
          <table:table-cell table:style-name="ce243" office:value-type="string" calcext:value-type="string">
            <text:p>havale</text:p>
          </table:table-cell>
          <table:table-cell table:style-name="ce247"/>
          <table:table-cell table:style-name="ce253" office:value-type="float" office:value="20000" calcext:value-type="float">
            <text:p>20.000,00</text:p>
          </table:table-cell>
          <table:table-cell table:style-name="ce257" table:formula="of:=[.E8]-[.C9]+[.D9]" office:value-type="float" office:value="-13695.8" calcext:value-type="float">
            <text:p>-13.695,80</text:p>
          </table:table-cell>
          <table:table-cell table:style-name="ce242"/>
        </table:table-row>
        <table:table-row table:style-name="ro2">
          <table:table-cell table:style-name="ce91" office:value-type="date" office:date-value="2021-10-14" calcext:value-type="date">
            <text:p>14.10.2021</text:p>
          </table:table-cell>
          <table:table-cell table:style-name="ce242" office:value-type="string" calcext:value-type="string">
            <text:p>emlak vergisi</text:p>
          </table:table-cell>
          <table:table-cell table:style-name="ce247"/>
          <table:table-cell table:style-name="ce252" office:value-type="float" office:value="75.5" calcext:value-type="float">
            <text:p>75,50</text:p>
          </table:table-cell>
          <table:table-cell table:style-name="ce257" table:formula="of:=[.E9]-[.C10]+[.D10]" office:value-type="float" office:value="-13620.3" calcext:value-type="float">
            <text:p>-13.620,30</text:p>
          </table:table-cell>
          <table:table-cell table:style-name="ce260"/>
        </table:table-row>
        <table:table-row table:style-name="ro2">
          <table:table-cell table:number-columns-repeated="4"/>
          <table:table-cell table:style-name="ce258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120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1 NAZAN BALCI KİRA GELİR-GİDER</text:p>
          </table:table-cell>
          <table:table-cell/>
          <table:table-cell table:style-name="ce125"/>
          <table:table-cell table:style-name="ce254"/>
          <table:table-cell table:number-columns-repeated="2"/>
        </table:table-row>
        <table:table-row table:style-name="ro1">
          <table:table-cell table:number-columns-repeated="3"/>
          <table:table-cell table:style-name="ce254"/>
          <table:table-cell/>
          <table:table-cell table:style-name="ce259"/>
        </table:table-row>
        <table:table-row table:style-name="ro1">
          <table:table-cell table:number-columns-repeated="3"/>
          <table:table-cell table:style-name="ce249"/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5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/>
          <table:table-cell table:style-name="ce261"/>
          <table:table-cell table:style-name="ce245"/>
          <table:table-cell table:style-name="ce256"/>
          <table:table-cell table:style-name="ce256" table:formula="of:=-[.C7]" office:value-type="float" office:value="-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ön kira geliri</text:p>
          </table:table-cell>
          <table:table-cell table:style-name="ce246" table:formula="of:=[$'03 Tp'.L12]" office:value-type="float" office:value="7851.474" calcext:value-type="float">
            <text:p>+7.851,47</text:p>
          </table:table-cell>
          <table:table-cell table:style-name="ce257"/>
          <table:table-cell table:style-name="ce257" table:formula="of:=[.E7]-[.C8]+[.D8]" office:value-type="float" office:value="-7851.474" calcext:value-type="float">
            <text:p>-7.851,47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arka kira geliri</text:p>
          </table:table-cell>
          <table:table-cell table:style-name="ce247" table:formula="of:=[$'03 Tp'.L15]" office:value-type="float" office:value="6818.4" calcext:value-type="float">
            <text:p>6.818,40</text:p>
          </table:table-cell>
          <table:table-cell table:style-name="ce262"/>
          <table:table-cell table:style-name="ce258" table:formula="of:=[.E8]-[.C9]+[.D9]" office:value-type="float" office:value="-14669.874" calcext:value-type="float">
            <text:p>-14.669,87</text:p>
          </table:table-cell>
          <table:table-cell table:style-name="ce24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60"/>
        </table:table-row>
        <table:table-row table:style-name="ro2">
          <table:table-cell table:number-columns-repeated="4"/>
          <table:table-cell table:style-name="ce2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08:38:29.63807892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1-29T10:18:59.625641912</dc:date>
    <meta:editing-duration>P1DT4H1M41S</meta:editing-duration>
    <meta:editing-cycles>143</meta:editing-cycles>
    <meta:generator>LibreOffice/7.1.7.2$Linux_X86_64 LibreOffice_project/10$Build-2</meta:generator>
    <meta:print-date>2021-11-29T09:22:30.064413542</meta:print-date>
    <meta:document-statistic meta:table-count="8" meta:cell-count="574" meta:object-count="0"/>
  </office:meta>
</office:document-meta>
</file>